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d62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o de Testes - Gerenciador de Tarefas (Kanban) </text:p>
      <text:p text:style-name="P2"/>
      <text:h text:style-name="P1" text:outline-level="3"><text:span text:style-name="Strong_20_Emphasis">Caso de Teste 1: Adicionar Tarefa</text:span></text:h>
      <text:list text:style-name="L1">
        <text:list-item>
          <text:p text:style-name="P5"><text:span text:style-name="Strong_20_Emphasis">Objetivo</text:span>: Verificar se é possível adicionar uma tarefa à coluna "Tarefas a Fazer".</text:p>
        </text:list-item>
        <text:list-item>
          <text:p text:style-name="P5"><text:span text:style-name="Strong_20_Emphasis">Entradas Esperadas</text:span>:</text:p>
          <text:list>
            <text:list-item>
              <text:p text:style-name="P5">O usuário clica no botão "Adicionar Tarefa".</text:p>
            </text:list-item>
            <text:list-item>
              <text:p text:style-name="P5">O usuário preenche o campo de título e descrição da tarefa.</text:p>
            </text:list-item>
          </text:list>
        </text:list-item>
        <text:list-item>
          <text:p text:style-name="P5"><text:span text:style-name="Strong_20_Emphasis">Resultado Esperado</text:span>:</text:p>
          <text:list>
            <text:list-item>
              <text:p text:style-name="P5">A tarefa <text:span text:style-name="T1">pode ser</text:span> adicionada à coluna "Tarefas a Fazer" <text:span text:style-name="T1">arrastando</text:span>.</text:p>
            </text:list-item>
            <text:list-item>
              <text:p text:style-name="P4">A tarefa deve ser visível na coluna com o título e a descrição preenchidos.</text:p>
            </text:list-item>
          </text:list>
        </text:list-item>
      </text:list>
      <text:p text:style-name="P3"/>
      <text:h text:style-name="P1" text:outline-level="3"><text:span text:style-name="Strong_20_Emphasis">Caso de Teste 2: Mover Tarefa para "Em Andamento"</text:span></text:h>
      <text:list text:style-name="L2">
        <text:list-item>
          <text:p text:style-name="P7"><text:span text:style-name="Strong_20_Emphasis">Objetivo</text:span>: Verificar se uma tarefa pode ser movida da coluna "Tarefas a Fazer" para a coluna "Em Andamento".</text:p>
        </text:list-item>
        <text:list-item>
          <text:p text:style-name="P7"><text:span text:style-name="Strong_20_Emphasis">Entradas Esperadas</text:span>:</text:p>
          <text:list>
            <text:list-item>
              <text:p text:style-name="P7">O usuário seleciona uma tarefa na coluna "Tarefas a Fazer".</text:p>
            </text:list-item>
            <text:list-item>
              <text:p text:style-name="P7">O usuário arrasta a tarefa para a coluna "Em Andamento".</text:p>
            </text:list-item>
          </text:list>
        </text:list-item>
        <text:list-item>
          <text:p text:style-name="P7"><text:span text:style-name="Strong_20_Emphasis">Resultado Esperado</text:span>:</text:p>
          <text:list>
            <text:list-item>
              <text:p text:style-name="P7">A tarefa é movida para a coluna "Em Andamento".</text:p>
            </text:list-item>
            <text:list-item>
              <text:p text:style-name="P6">A tarefa deve alterar a cor para <text:span text:style-name="Strong_20_Emphasis">amarela</text:span> (indicando que está em andamento).</text:p>
            </text:list-item>
          </text:list>
        </text:list-item>
      </text:list>
      <text:p text:style-name="P3"/>
      <text:h text:style-name="P1" text:outline-level="3"><text:span text:style-name="Strong_20_Emphasis">Caso de Teste 3: Mover Tarefa para "Concluídas"</text:span></text:h>
      <text:list text:style-name="L3">
        <text:list-item>
          <text:p text:style-name="P9"><text:span text:style-name="Strong_20_Emphasis">Objetivo</text:span>: Verificar se uma tarefa pode ser movida da coluna "Em Andamento" para a coluna "Concluídas".</text:p>
        </text:list-item>
        <text:list-item>
          <text:p text:style-name="P9"><text:span text:style-name="Strong_20_Emphasis">Entradas Esperadas</text:span>:</text:p>
          <text:list>
            <text:list-item>
              <text:p text:style-name="P9">O usuário seleciona uma tarefa na coluna "Em Andamento".</text:p>
            </text:list-item>
            <text:list-item>
              <text:p text:style-name="P9">O usuário arrasta a tarefa para a coluna "Concluídas".</text:p>
            </text:list-item>
          </text:list>
        </text:list-item>
        <text:list-item>
          <text:p text:style-name="P9"><text:span text:style-name="Strong_20_Emphasis">Resultado Esperado</text:span>:</text:p>
          <text:list>
            <text:list-item>
              <text:p text:style-name="P9">A tarefa é movida para a coluna "Concluídas".</text:p>
            </text:list-item>
            <text:list-item>
              <text:p text:style-name="P8">A tarefa deve alterar a cor para <text:span text:style-name="Strong_20_Emphasis">verde</text:span> (indicando que foi concluída).</text:p>
            </text:list-item>
          </text:list>
        </text:list-item>
      </text:list>
      <text:p text:style-name="P3"/>
      <text:h text:style-name="P1" text:outline-level="3"><text:span text:style-name="Strong_20_Emphasis">Caso de Teste 4: Excluir Tarefa</text:span></text:h>
      <text:list text:style-name="L4">
        <text:list-item>
          <text:p text:style-name="P11"><text:span text:style-name="Strong_20_Emphasis">Objetivo</text:span>: Verificar se uma tarefa pode ser excluída corretamente.</text:p>
        </text:list-item>
        <text:list-item>
          <text:p text:style-name="P11"><text:span text:style-name="Strong_20_Emphasis">Entradas Esperadas</text:span>:</text:p>
          <text:list>
            <text:list-item>
              <text:p text:style-name="P11">O usuário seleciona uma tarefa existente na coluna "Tarefas a Fazer", "Em Andamento" ou "Concluídas".</text:p>
            </text:list-item>
            <text:list-item>
              <text:p text:style-name="P11">O usuário clica no botão de <text:span text:style-name="Strong_20_Emphasis">lixeira</text:span> para excluir a tarefa.</text:p>
            </text:list-item>
          </text:list>
        </text:list-item>
        <text:list-item>
          <text:p text:style-name="P11"><text:span text:style-name="Strong_20_Emphasis">Resultado Esperado</text:span>:</text:p>
          <text:list>
            <text:list-item>
              <text:p text:style-name="P11">A tarefa é removida da coluna selecionada.</text:p>
            </text:list-item>
            <text:list-item>
              <text:p text:style-name="P10">A tarefa não aparece mais na interface.</text:p>
            </text:list-item>
          </text:list>
        </text:list-item>
      </text:list>
      <text:p text:style-name="P3"/>
      <text:h text:style-name="P1" text:outline-level="3"><text:soft-page-break/><text:span text:style-name="Strong_20_Emphasis">Como realizar os testes:</text:span></text:h>
      <text:list text:style-name="L5">
        <text:list-item>
          <text:p text:style-name="P13"><text:span text:style-name="Strong_20_Emphasis">Testador</text:span>: <text:span text:style-name="T1">Leonardo D. Martins</text:span></text:p>
        </text:list-item>
        <text:list-item>
          <text:p text:style-name="P13"><text:span text:style-name="Strong_20_Emphasis">Ambiente de Teste</text:span>: Navegador web com o Kanban aberto.</text:p>
        </text:list-item>
        <text:list-item>
          <text:p text:style-name="P12"><text:span text:style-name="Strong_20_Emphasis">Requisitos</text:span>: O projeto deve estar funcional no navegador, com o botão "Adicionar Tarefa" disponível, as colunas visíveis, e as tarefas editávei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21:26:53.603000000</meta:creation-date>
    <dc:date>2025-01-30T21:33:16.155000000</dc:date>
    <meta:editing-duration>PT6M23S</meta:editing-duration>
    <meta:editing-cycles>1</meta:editing-cycles>
    <meta:document-statistic meta:table-count="0" meta:image-count="0" meta:object-count="0" meta:page-count="2" meta:paragraph-count="37" meta:word-count="341" meta:character-count="1961" meta:non-whitespace-character-count="1687"/>
    <meta:generator>LibreOffice/24.2.5.2$Windows_X86_64 LibreOffice_project/bffef4ea93e59bebbeaf7f431bb02b1a39ee8a59</meta:generator>
  </office:meta>
</office:document-meta>
</file>